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75480965439762531" text:style-name="L1">
        <text:list-item>
          <text:list>
            <text:list-item>
              <text:p text:style-name="P6">miles in the last week</text:p>
              <text:p text:style-name="P8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2"><text:soft-page-break/>Sat Jan 13, 2018 <text:span text:style-name="T1">no running</text:span> <text:s/></text:p>
      <text:p text:style-name="P2"/>
      <text:p text:style-name="P2">Sun Jan 14, 2018 <text:span text:style-name="T1">5.5 miles</text:span></text:p>
      <text:p text:style-name="P2">I ran on a treadmill at the Vernon YMCA.</text:p>
      <text:p text:style-name="P2">I ran 5 miles averaging 9:30/mile. Approximate splits: 10:00, 9:40, 9:30, 9:20, 9:00</text:p>
      <text:p text:style-name="P2">I warmed down with a half mile in about 5:30</text:p>
      <text:p text:style-name="P2"/>
      <text:p text:style-name="P2">Mon Jan 15, 2018 <text:span text:style-name="T1">5.5 miles</text:span> <text:s/></text:p>
      <text:p text:style-name="P2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2"/>
      <text:p text:style-name="P2">Tues Jan 16, 2018 <text:span text:style-name="T1">6.5 miles </text:span><text:s/></text:p>
      <text:p text:style-name="P2">I ran 1 mile on the Wise Center indoor track in 9:05 and rested 2 minutes. <text:s/>On a treadmill I ran 7 x ½ mile with a ¼ mile jog before each run and a ¼ mile jog after the last run. <text:s/>The runs were all in 4:00 and the jogs were all about 3:00.</text:p>
      <text:p text:style-name="P2">My pulse at the end of miles 1, 3, 5, and 7 was 142, 145, 148 and 149.</text:p>
      <text:p text:style-name="P2"/>
      <text:p text:style-name="P2">Wed Jan 17, 2018 <text:span text:style-name="T1">4.5 miles</text:span> <text:s/></text:p>
      <text:p text:style-name="P2">I walked and ran 4.5 miles in 10:43/mile on the Wise Center indoor track.</text:p>
      <text:p text:style-name="P2"/>
      <text:p text:style-name="P2">Thur Jan 18, 2018 <text:span text:style-name="T1">5.5 miles</text:span></text:p>
      <text:p text:style-name="P2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2"/>
      <text:p text:style-name="P2">Fri Jan 19,2018 <text:span text:style-name="T1">6 miles</text:span></text:p>
      <text:p text:style-name="P2">I jogged ½ mile to the Wise Center. <text:s/>On a treadmill I ran 5 miles in 45 minutes. The approximate splits were: 10:00, 9:00, 8:30, 8:30 and 9:00. <text:s/>I warmed down with a ½ mile run/walk in about 5:30.</text:p>
      <text:p text:style-name="P2"/>
      <text:p text:style-name="P1">33.5 miles in the last week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9T11:12:39.77</dc:date>
    <dc:creator>James Lombardi</dc:creator>
    <meta:editing-duration>PT20H40M2S</meta:editing-duration>
    <meta:editing-cycles>121</meta:editing-cycles>
    <meta:generator>OpenOffice/4.1.2$Win32 OpenOffice.org_project/412m3$Build-9782</meta:generator>
    <meta:document-statistic meta:table-count="0" meta:image-count="0" meta:object-count="0" meta:page-count="3" meta:paragraph-count="65" meta:word-count="1138" meta:character-count="5510"/>
  </office:meta>
</office:document-meta>
</file>